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2286" officeooo:paragraph-rsid="00042286"/>
    </style:style>
    <style:style style:name="P2" style:family="paragraph" style:parent-style-name="Standard">
      <style:text-properties officeooo:rsid="00042286" officeooo:paragraph-rsid="00044abc"/>
    </style:style>
    <style:style style:name="P3" style:family="paragraph" style:parent-style-name="Standard">
      <style:text-properties officeooo:rsid="000575e4" officeooo:paragraph-rsid="00042286"/>
    </style:style>
    <style:style style:name="P4" style:family="paragraph" style:parent-style-name="Standard">
      <style:text-properties fo:language="en" fo:country="US" officeooo:paragraph-rsid="00042286"/>
    </style:style>
    <style:style style:name="P5" style:family="paragraph" style:parent-style-name="Standard">
      <style:text-properties officeooo:rsid="000723bc" officeooo:paragraph-rsid="000723bc"/>
    </style:style>
    <style:style style:name="P6" style:family="paragraph" style:parent-style-name="Standard">
      <style:text-properties officeooo:rsid="0008be15" officeooo:paragraph-rsid="0008be15"/>
    </style:style>
    <style:style style:name="P7" style:family="paragraph" style:parent-style-name="Standard">
      <style:text-properties officeooo:rsid="0008be15" officeooo:paragraph-rsid="000a7043"/>
    </style:style>
    <style:style style:name="P8" style:family="paragraph" style:parent-style-name="Standard">
      <style:text-properties officeooo:rsid="000a7043" officeooo:paragraph-rsid="000a7043"/>
    </style:style>
    <style:style style:name="P9" style:family="paragraph" style:parent-style-name="Standard">
      <style:text-properties style:text-underline-style="solid" style:text-underline-width="auto" style:text-underline-color="font-color" officeooo:rsid="000a7043" officeooo:paragraph-rsid="000a7043"/>
    </style:style>
    <style:style style:name="P10" style:family="paragraph" style:parent-style-name="Standard">
      <style:text-properties style:text-underline-style="solid" style:text-underline-width="auto" style:text-underline-color="font-color" fo:font-weight="bold" officeooo:rsid="000b406a" officeooo:paragraph-rsid="000b406a" style:font-weight-asian="bold" style:font-weight-complex="bold"/>
    </style:style>
    <style:style style:name="P11" style:family="paragraph" style:parent-style-name="Standard">
      <style:text-properties style:text-underline-style="none" officeooo:rsid="000a7043" officeooo:paragraph-rsid="000a7043"/>
    </style:style>
    <style:style style:name="P12" style:family="paragraph" style:parent-style-name="Standard">
      <style:text-properties fo:font-size="8pt" officeooo:paragraph-rsid="000a7043" style:font-size-asian="8pt" style:font-size-complex="8pt"/>
    </style:style>
    <style:style style:name="P13" style:family="paragraph" style:parent-style-name="Standard">
      <style:text-properties fo:font-size="8pt" officeooo:rsid="000a7043" officeooo:paragraph-rsid="000a7043" style:font-size-asian="8pt" style:font-size-complex="8pt"/>
    </style:style>
    <style:style style:name="P14" style:family="paragraph" style:parent-style-name="Standard">
      <style:text-properties fo:font-size="8pt" officeooo:paragraph-rsid="000b406a" style:font-size-asian="8pt" style:font-size-complex="8pt"/>
    </style:style>
    <style:style style:name="P15" style:family="paragraph" style:parent-style-name="Standard">
      <style:text-properties fo:font-size="12pt" fo:font-weight="normal" officeooo:rsid="000ff011" officeooo:paragraph-rsid="000ff011" style:font-size-asian="12pt" style:font-weight-asian="normal" style:font-size-complex="12pt" style:font-weight-complex="normal"/>
    </style:style>
    <style:style style:name="P16" style:family="paragraph" style:parent-style-name="Standard">
      <style:text-properties style:font-name="Liberation Serif" fo:font-size="12pt" officeooo:rsid="00042286" officeooo:paragraph-rsid="00042286" style:font-size-asian="12pt" style:font-size-complex="12pt"/>
    </style:style>
    <style:style style:name="P17" style:family="paragraph" style:parent-style-name="Standard">
      <style:text-properties style:font-name="Liberation Serif" fo:font-size="12pt" officeooo:rsid="000ce054" officeooo:paragraph-rsid="000ce054" style:font-size-asian="12pt" style:font-size-complex="12pt"/>
    </style:style>
    <style:style style:name="P18" style:family="paragraph" style:parent-style-name="Standard">
      <style:text-properties style:font-name="Liberation Serif" fo:font-size="12pt" fo:font-weight="bold" officeooo:rsid="000ce054" officeooo:paragraph-rsid="000ce054"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0f0d7f" officeooo:paragraph-rsid="000f0d7f" style:font-size-asian="12pt" style:font-weight-asian="bold" style:font-size-complex="12pt" style:font-weight-complex="bold"/>
    </style:style>
    <style:style style:name="P20" style:family="paragraph" style:parent-style-name="Standard">
      <style:text-properties fo:color="#000000" style:font-name="Liberation Serif" fo:font-size="8pt" fo:font-weight="normal" officeooo:paragraph-rsid="000ce054" style:font-size-asian="8pt" style:font-weight-asian="normal" style:font-size-complex="8pt" style:font-weight-complex="normal"/>
    </style:style>
    <style:style style:name="P21" style:family="paragraph" style:parent-style-name="Standard">
      <style:text-properties fo:font-size="15pt" fo:font-weight="normal" officeooo:rsid="000ff011" officeooo:paragraph-rsid="000ff011" style:font-size-asian="15pt" style:font-weight-asian="normal" style:font-size-complex="15pt" style:font-weight-complex="normal"/>
    </style:style>
    <style:style style:name="P22" style:family="paragraph" style:parent-style-name="Standard">
      <style:text-properties fo:font-size="18pt" fo:font-weight="normal" officeooo:rsid="00044abc" officeooo:paragraph-rsid="00044abc" style:font-size-asian="18pt" style:font-weight-asian="normal" style:font-size-complex="18pt" style:font-weight-complex="normal"/>
    </style:style>
    <style:style style:name="P23" style:family="paragraph" style:parent-style-name="Standard">
      <style:text-properties officeooo:rsid="00138f2c" officeooo:paragraph-rsid="00138f2c"/>
    </style:style>
    <style:style style:name="P24" style:family="paragraph" style:parent-style-name="Preformatted_20_Text">
      <style:text-properties fo:font-size="8pt" fo:language="en" fo:country="US" style:font-size-asian="8pt" style:font-size-complex="8pt"/>
    </style:style>
    <style:style style:name="P25" style:family="paragraph" style:parent-style-name="Preformatted_20_Text">
      <style:text-properties fo:font-size="8pt" fo:language="en" fo:country="US" fo:font-weight="normal" style:font-size-asian="8pt" style:font-weight-asian="normal" style:font-size-complex="8pt" style:font-weight-complex="normal"/>
    </style:style>
    <style:style style:name="P26" style:family="paragraph" style:parent-style-name="Preformatted_20_Text">
      <style:text-properties fo:font-size="8pt" style:font-size-asian="8pt" style:font-size-complex="8pt"/>
    </style:style>
    <style:style style:name="P27" style:family="paragraph" style:parent-style-name="Preformatted_20_Text">
      <style:text-properties fo:font-size="8pt" fo:font-weight="normal" style:font-size-asian="8pt" style:font-weight-asian="normal" style:font-size-complex="8pt" style:font-weight-complex="normal"/>
    </style:style>
    <style:style style:name="P28" style:family="paragraph" style:parent-style-name="Preformatted_20_Text">
      <style:text-properties style:text-underline-style="solid" style:text-underline-width="auto" style:text-underline-color="font-color" fo:font-weight="bold" officeooo:rsid="000b406a" officeooo:paragraph-rsid="000b406a" style:font-weight-asian="bold" style:font-weight-complex="bold"/>
    </style:style>
    <style:style style:name="P29" style:family="paragraph" style:parent-style-name="Preformatted_20_Text">
      <style:text-properties fo:color="#000000" style:font-name="DejaVu Sans Mono" fo:font-size="8pt" fo:font-weight="normal" style:font-size-asian="8pt" style:font-weight-asian="normal" style:font-size-complex="8pt" style:font-weight-complex="normal"/>
    </style:style>
    <style:style style:name="P30" style:family="paragraph" style:parent-style-name="Preformatted_20_Text">
      <loext:graphic-properties draw:fill="solid" draw:fill-color="#ffffff" draw:opacity="100%"/>
      <style:paragraph-properties fo:background-color="#ffffff"/>
      <style:text-properties fo:color="#000000" style:font-name="DejaVu Sans Mono" fo:font-size="8pt" fo:font-weight="normal" style:font-size-asian="8pt" style:font-weight-asian="normal" style:font-size-complex="8pt" style:font-weight-complex="normal"/>
    </style:style>
    <style:style style:name="P31" style:family="paragraph" style:parent-style-name="Preformatted_20_Text">
      <loext:graphic-properties draw:fill="solid" draw:fill-color="#ffffff" draw:opacity="100%"/>
      <style:paragraph-properties fo:background-color="#ffffff"/>
      <style:text-properties fo:color="#000000" fo:font-size="8pt" fo:font-weight="normal" style:font-size-asian="8pt" style:font-weight-asian="normal" style:font-size-complex="8pt" style:font-weight-complex="normal"/>
    </style:style>
    <style:style style:name="P32" style:family="paragraph" style:parent-style-name="Preformatted_20_Text">
      <loext:graphic-properties draw:fill="solid" draw:fill-color="#ffffff" draw:opacity="100%"/>
      <style:paragraph-properties fo:margin-top="0in" fo:margin-bottom="0.1965in" loext:contextual-spacing="false" fo:background-color="#ffffff"/>
      <style:text-properties fo:font-size="8pt" style:font-size-asian="8pt" style:font-size-complex="8pt"/>
    </style:style>
    <style:style style:name="P33" style:family="paragraph" style:parent-style-name="Preformatted_20_Text">
      <style:paragraph-properties fo:margin-top="0in" fo:margin-bottom="0.1965in" loext:contextual-spacing="false"/>
      <style:text-properties fo:font-size="8pt" fo:font-weight="normal" style:font-size-asian="8pt" style:font-weight-asian="normal" style:font-size-complex="8pt" style:font-weight-complex="normal"/>
    </style:style>
    <style:style style:name="P3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font-size="8pt" fo:font-weight="normal" style:font-size-asian="8pt" style:font-weight-asian="normal" style:font-size-complex="8pt" style:font-weight-complex="normal"/>
    </style:style>
    <style:style style:name="P3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font-size="8pt" fo:font-weight="normal" officeooo:paragraph-rsid="000f0d7f" style:font-size-asian="8pt" style:font-weight-asian="normal" style:font-size-complex="8pt" style:font-weight-complex="normal"/>
    </style:style>
    <style:style style:name="T1" style:family="text">
      <style:text-properties officeooo:rsid="00044abc"/>
    </style:style>
    <style:style style:name="T2" style:family="text">
      <style:text-properties officeooo:rsid="000575e4"/>
    </style:style>
    <style:style style:name="T3" style:family="text">
      <style:text-properties fo:language="en" fo:country="US"/>
    </style:style>
    <style:style style:name="T4" style:family="text">
      <style:text-properties fo:language="en" fo:country="US" style:text-underline-style="none" fo:font-weight="normal" style:font-weight-asian="normal" style:font-weight-complex="normal"/>
    </style:style>
    <style:style style:name="T5" style:family="text">
      <style:text-properties fo:language="en" fo:country="US" officeooo:rsid="000f0d7f"/>
    </style:style>
    <style:style style:name="T6" style:family="text">
      <style:text-properties officeooo:rsid="000723bc"/>
    </style:style>
    <style:style style:name="T7" style:family="text">
      <style:text-properties style:text-underline-style="solid" style:text-underline-width="auto" style:text-underline-color="font-color"/>
    </style:style>
    <style:style style:name="T8" style:family="text">
      <style:text-properties officeooo:rsid="000a7043"/>
    </style:style>
    <style:style style:name="T9" style:family="text">
      <style:text-properties fo:font-weight="bold" style:font-weight-asian="bold" style:font-weight-complex="bold"/>
    </style:style>
    <style:style style:name="T10" style:family="text">
      <style:text-properties fo:font-weight="bold" officeooo:rsid="000a7043" style:font-weight-asian="bold" style:font-weight-complex="bold"/>
    </style:style>
    <style:style style:name="T11" style:family="text">
      <style:text-properties fo:font-weight="bold" officeooo:rsid="000ce054"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dc8d2" style:font-weight-asian="normal" style:font-weight-complex="normal"/>
    </style:style>
    <style:style style:name="T14" style:family="text">
      <style:text-properties style:text-underline-style="none"/>
    </style:style>
    <style:style style:name="T15" style:family="text">
      <style:text-properties style:text-underline-style="none" officeooo:rsid="000b406a"/>
    </style:style>
    <style:style style:name="T16" style:family="text">
      <style:text-properties style:text-underline-style="none" fo:font-weight="normal" style:font-weight-asian="normal" style:font-weight-complex="normal"/>
    </style:style>
    <style:style style:name="T17" style:family="text">
      <style:text-properties officeooo:rsid="000b406a"/>
    </style:style>
    <style:style style:name="T18" style:family="text">
      <style:text-properties style:font-name="DejaVu Sans Mono"/>
    </style:style>
    <style:style style:name="T19" style:family="text">
      <style:text-properties style:font-name="DejaVu Sans Mono" officeooo:rsid="000ce054"/>
    </style:style>
    <style:style style:name="T20" style:family="text">
      <style:text-properties style:font-name="DejaVu Sans Mono" officeooo:rsid="000f0d7f"/>
    </style:style>
    <style:style style:name="T21" style:family="text">
      <style:text-properties fo:color="#000000" fo:font-weight="normal" style:font-weight-asian="normal" style:font-weight-complex="normal"/>
    </style:style>
    <style:style style:name="T22" style:family="text">
      <style:text-properties fo:color="#000000" style:font-name="DejaVu Sans Mono" fo:font-weight="normal" style:font-weight-asian="normal" style:font-weight-complex="normal"/>
    </style:style>
    <style:style style:name="T23" style:family="text">
      <style:text-properties fo:color="#000000" style:font-name="DejaVu Sans Mono" fo:font-weight="normal" officeooo:rsid="000f0d7f" style:font-weight-asian="normal" style:font-weight-complex="normal"/>
    </style:style>
    <style:style style:name="T24" style:family="text">
      <style:text-properties fo:color="#000000" style:font-name="DejaVu Sans Mono" fo:font-size="9.80000019073486pt" fo:font-weight="normal" style:font-weight-asian="normal" style:font-weight-complex="normal"/>
    </style:style>
    <style:style style:name="T25" style:family="text">
      <style:text-properties officeooo:rsid="000dc8d2"/>
    </style:style>
    <style:style style:name="T26" style:family="text">
      <style:text-properties officeooo:rsid="000f0d7f"/>
    </style:style>
    <style:style style:name="T27" style:family="text">
      <style:text-properties officeooo:rsid="000ff011"/>
    </style:style>
    <style:style style:name="T28" style:family="text">
      <style:text-properties officeooo:rsid="00138f2c"/>
    </style:style>
    <style:style style:name="T29" style:family="text">
      <style:text-properties officeooo:rsid="001435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ytest <text:span text:style-name="T27">and </text:span>continuous integration <text:span text:style-name="T27">with gitlab demo</text:span></text:p>
      <text:p text:style-name="P15">by Jon Pierre</text:p>
      <text:p text:style-name="P21"/>
      <text:p text:style-name="P1"/>
      <text:p text:style-name="P1"><text:span text:style-name="T9">1</text:span><text:span text:style-name="T10">)</text:span><text:tab/>Fork <text:a xlink:type="simple" xlink:href="https://gitlab.com/jpierre89/sunset-theater" text:style-name="Internet_20_link" text:visited-style-name="Visited_20_Internet_20_Link">https://gitlab.com/jpierre89/sunset-theater</text:a></text:p>
      <text:p text:style-name="P2"/>
      <text:p text:style-name="P2"><text:span text:style-name="T9">2</text:span><text:span text:style-name="T10">)</text:span><text:tab/><text:span text:style-name="T1">Clone, setup, and verify it runs on your pc.</text:span></text:p>
      <text:p text:style-name="P2"/>
      <text:p text:style-name="P6"><text:span text:style-name="T9">3</text:span><text:span text:style-name="T10">)</text:span><text:tab/>Add ‘pytest’ to requirements.txt</text:p>
      <text:p text:style-name="P6"><text:tab/>$ pip3 install -r requirements.txt</text:p>
      <text:p text:style-name="P6"><text:tab/>$ pytest</text:p>
      <text:p text:style-name="P6"/>
      <text:p text:style-name="P9">note:</text:p>
      <text:p text:style-name="P11">pytest passes with no tests ran. <text:span text:style-name="T17">Notice how there are no warnings.</text:span></text:p>
      <text:p text:style-name="P11"/>
      <text:p text:style-name="P6"/>
      <text:p text:style-name="P6"><text:span text:style-name="T9">4</text:span><text:span text:style-name="T10">)</text:span><text:tab/>Create ‘conftest.py’ at project root (So pytest adds the root directory to its search path)</text:p>
      <text:p text:style-name="P6"><text:tab/>Create <text:span text:style-name="T8">a directory for testing at project root called tests (can be named anything)</text:span></text:p>
      <text:p text:style-name="P6"><text:tab/>Create conftest.py in <text:span text:style-name="T8">the tests directory (Contents include testing setup code)</text:span></text:p>
      <text:p text:style-name="P8"><text:tab/>Create ‘test_demo.py’ in the tests directory</text:p>
      <text:p text:style-name="P8"/>
      <text:p text:style-name="P9">note:</text:p>
      <text:p text:style-name="P11">all test files must be in the form ‘test_*’ where * can be anyting. This is how pytest locates test files.</text:p>
      <text:p text:style-name="P11"/>
      <text:p text:style-name="P7"/>
      <text:p text:style-name="P7"><text:span text:style-name="T9">5</text:span><text:span text:style-name="T10">)</text:span><text:tab/><text:span text:style-name="T28">Copy the following into conftest.py (in tests directory)</text:span></text:p>
      <text:p text:style-name="P12"/>
      <text:p text:style-name="P13"><text:bookmark-start text:name="__DdeLink__145_2434066851"/>import pytest</text:p>
      <text:p text:style-name="P13">from app import app</text:p>
      <text:p text:style-name="P12"><text:bookmark text:name="LC251"/></text:p>
      <text:p text:style-name="P24"><text:bookmark text:name="LC261"/>@pytest.fixture(scope="session")</text:p>
      <text:p text:style-name="P24"><text:bookmark text:name="LC271"/>def client():</text:p>
      <text:p text:style-name="P26"><text:bookmark text:name="LC281"/><text:s text:c="4"/><text:span text:style-name="T3">app.config.update(TESTING=True)</text:span></text:p>
      <text:p text:style-name="P26"><text:span text:style-name="T3"/></text:p>
      <text:p text:style-name="P26"><text:bookmark text:name="LC301"/><text:s text:c="4"/><text:span text:style-name="T3">with app.test_client() as client:</text:span></text:p>
      <text:p text:style-name="P26"><text:bookmark text:name="LC311"/><text:s text:c="8"/><text:span text:style-name="T3">yield client</text:span><text:bookmark-end text:name="__DdeLink__145_2434066851"/></text:p>
      <text:p text:style-name="P7"><text:tab/></text:p>
      <text:p text:style-name="P9">note:</text:p>
      <text:p text:style-name="P9"><text:span text:style-name="T14">after runnig pytest again, not</text:span><text:span text:style-name="T15">ice</text:span><text:span text:style-name="T14"> </text:span><text:span text:style-name="T15">how pytest gives you a warning summary from instantiating the app, even though there are no tests for it to run.</text:span></text:p>
      <text:p text:style-name="P9"><text:span text:style-name="T15"/></text:p>
      <text:p text:style-name="P10"><text:span text:style-name="T14">6)</text:span><text:span text:style-name="T16"> <text:tab/>Copy the following code into test_demo.py</text:span></text:p>
      <text:p text:style-name="P14"><text:span text:style-name="T4"/></text:p>
      <text:p text:style-name="P28"><text:bookmark text:name="LC54"/><text:span text:style-name="T16"/></text:p>
      <text:p text:style-name="P29"><text:bookmark-start text:name="__DdeLink__155_2434066851"/><text:bookmark-end text:name="__DdeLink__155_2434066851"/><text:bookmark-start text:name="__DdeLink__159_2434066851"/><text:span text:style-name="T3">def test_post_seating_</text:span><text:span text:style-name="T5">no_auth</text:span><text:span text:style-name="T3">(client):</text:span></text:p>
      <text:p text:style-name="P32"><text:span text:style-name="T21"><text:s text:c="4"/></text:span><text:span text:style-name="T22">assert client.get('/seat/reserved', data={'show_id': '1', 'seat_id': '1'}).status_code == </text:span><text:span text:style-name="T23">401</text:span><text:bookmark-end text:name="__DdeLink__159_2434066851"/></text:p>
      <text:p text:style-name="P17"><text:span text:style-name="T25"><text:tab/>run pytest and see your first passing test. The status code returned was 401 which was expected because you did not provide authorization (if you look at my route it has a decorator requiring a jwt token).</text:span></text:p>
      <text:p text:style-name="P17"/>
      <text:p text:style-name="P17"/>
      <text:p text:style-name="P18"><text:soft-page-break/></text:p>
      <text:p text:style-name="P18"/>
      <text:p text:style-name="P18"/>
      <text:p text:style-name="P18">7)<text:span text:style-name="T12"> <text:tab/></text:span><text:span text:style-name="T13">copy the following into test_demo.py</text:span></text:p>
      <text:p text:style-name="P18"><text:span text:style-name="T12"><text:tab/></text:span></text:p>
      <text:p text:style-name="P20"><text:bookmark-start text:name="__DdeLink__161_2434066851"/><text:span text:style-name="T18">from flask_jwt_extended.utils import create_access_token</text:span></text:p>
      <text:p text:style-name="P30">from app import app</text:p>
      <text:p text:style-name="P30"/>
      <text:p text:style-name="P30"/>
      <text:p text:style-name="P30">def get_header():</text:p>
      <text:p text:style-name="P31"><text:s text:c="4"/><text:span text:style-name="T18">with app.app_context():</text:span></text:p>
      <text:p text:style-name="P31"><text:s text:c="8"/><text:span text:style-name="T18">access_toke = create_access_token('testuser')</text:span></text:p>
      <text:p text:style-name="P31"><text:s text:c="4"/><text:span text:style-name="T18">head = {</text:span></text:p>
      <text:p text:style-name="P31"><text:s text:c="8"/><text:span text:style-name="T18">'Authorization': 'Bearer {}'.format(access_toke)</text:span></text:p>
      <text:p text:style-name="P31"><text:s text:c="4"/><text:span text:style-name="T18">}</text:span></text:p>
      <text:p text:style-name="P35"><text:s text:c="4"/><text:span text:style-name="T18">return head</text:span></text:p>
      <text:p text:style-name="P35"><text:span text:style-name="T19"/></text:p>
      <text:p text:style-name="P35"><text:span text:style-name="T19">def test_get_seating_</text:span><text:span text:style-name="T20">authorized</text:span><text:span text:style-name="T19">(client):</text:span></text:p>
      <text:p text:style-name="P31"><text:s text:c="4"/><text:span text:style-name="T18">assert client.get('/seat/reserved',</text:span></text:p>
      <text:p text:style-name="P31"><text:s text:c="22"/><text:span text:style-name="T18">headers=get_header(),</text:span></text:p>
      <text:p text:style-name="P34"><text:s text:c="22"/><text:span text:style-name="T18">data={'show_id': '1', 'seat_id': '1'}).status_code == 200</text:span><text:bookmark-end text:name="__DdeLink__161_2434066851"/></text:p>
      <text:p text:style-name="P18"><text:span text:style-name="T24"/></text:p>
      <text:p text:style-name="P17"><text:tab/><text:span text:style-name="T26">See how you can create jwt token to send in header and be authorized to access routes that are protected. This get_header() method could go in conftest.py to be shared by all testing files.</text:span></text:p>
      <text:p text:style-name="P17"/>
      <text:p text:style-name="P17"/>
      <text:p text:style-name="P19">8)<text:tab/><text:span text:style-name="T12">Lets do another test to compare a returned value.</text:span></text:p>
      <text:p text:style-name="P19"><text:span text:style-name="T12"/></text:p>
      <text:p text:style-name="P19"><text:span text:style-name="T12"><text:tab/>...</text:span></text:p>
      <text:p text:style-name="P17"/>
      <text:p text:style-name="P16"/>
      <text:p text:style-name="P1"><text:span text:style-name="T11">10</text:span><text:span text:style-name="T10">)</text:span><text:tab/><text:span text:style-name="T2">Create a ci config file for use with gitlab.</text:span></text:p>
      <text:p text:style-name="P23"><text:tab/>This file is recognized by gitlab when you push to them.</text:p>
      <text:p text:style-name="P1"><text:tab/><text:span text:style-name="T2">Name it .gitlab-ci.yml</text:span></text:p>
      <text:p text:style-name="P3"><text:tab/>copy the following into th<text:span text:style-name="T6">at</text:span> file:</text:p>
      <text:p text:style-name="P4"><text:span text:style-name="T3"/></text:p>
      <text:p text:style-name="P25"><text:bookmark text:name="LC4"/><text:bookmark-start text:name="__DdeLink__105_2434066851"/>image: python:latest</text:p>
      <text:p text:style-name="P27"><text:bookmark text:name="LC5"/></text:p>
      <text:p text:style-name="P25"><text:bookmark text:name="LC6"/># Change pip's cache directory to be inside the project directory since we can</text:p>
      <text:p text:style-name="P25"><text:bookmark text:name="LC7"/># only cache local items.</text:p>
      <text:p text:style-name="P25"><text:bookmark text:name="LC8"/>variables:</text:p>
      <text:p text:style-name="P27"><text:bookmark text:name="LC9"/><text:s text:c="2"/><text:span text:style-name="T3">PIP_CACHE_DIR: "$CI_PROJECT_DIR/.cache/pip"</text:span></text:p>
      <text:p text:style-name="P27"><text:bookmark text:name="LC10"/></text:p>
      <text:p text:style-name="P25"><text:bookmark text:name="LC11"/># Pip's cache doesn't store the python packages</text:p>
      <text:p text:style-name="P25"><text:bookmark text:name="LC12"/># https://pip.pypa.io/en/stable/reference/pip_install/#caching</text:p>
      <text:p text:style-name="P25"><text:bookmark text:name="LC14"/># If you want to also cache the installed packages, you have to install</text:p>
      <text:p text:style-name="P25"><text:bookmark text:name="LC15"/># them in a virtualenv and cache it as well.</text:p>
      <text:p text:style-name="P25"><text:bookmark text:name="LC16"/>cache:</text:p>
      <text:p text:style-name="P27"><text:bookmark text:name="LC17"/><text:s text:c="2"/><text:span text:style-name="T3">paths:</text:span></text:p>
      <text:p text:style-name="P27"><text:bookmark text:name="LC18"/><text:s text:c="4"/><text:span text:style-name="T3">- .cache/pip</text:span></text:p>
      <text:p text:style-name="P27"><text:bookmark text:name="LC19"/><text:s text:c="4"/><text:span text:style-name="T3">- venv/</text:span></text:p>
      <text:p text:style-name="P27"><text:bookmark text:name="LC20"/></text:p>
      <text:p text:style-name="P25"><text:bookmark text:name="LC21"/>before_script:</text:p>
      <text:p text:style-name="P27"><text:bookmark text:name="LC22"/><text:s text:c="2"/><text:span text:style-name="T3">- python -V</text:span></text:p>
      <text:p text:style-name="P27"><text:bookmark text:name="LC23"/><text:s text:c="2"/><text:span text:style-name="T3">- pip3 install virtualenv</text:span></text:p>
      <text:p text:style-name="P27"><text:bookmark text:name="LC24"/><text:s text:c="2"/><text:span text:style-name="T3">- virtualenv venv</text:span></text:p>
      <text:p text:style-name="P27"><text:bookmark text:name="LC25"/><text:s text:c="2"/><text:span text:style-name="T3">- source venv/bin/activate</text:span></text:p>
      <text:p text:style-name="P27"><text:bookmark text:name="LC26"/><text:soft-page-break/><text:s text:c="2"/><text:span text:style-name="T3">- pip3 install -r requirements.txt</text:span></text:p>
      <text:p text:style-name="P27"><text:bookmark text:name="LC27"/><text:s text:c="2"/><text:span text:style-name="T3">- pip3 list</text:span></text:p>
      <text:p text:style-name="P27"><text:bookmark text:name="LC28"/><text:s text:c="2"/><text:span text:style-name="T3">- ls -la</text:span></text:p>
      <text:p text:style-name="P27"><text:bookmark text:name="LC29"/><text:s text:c="2"/><text:span text:style-name="T3">- mkdir ../instance</text:span></text:p>
      <text:p text:style-name="P27"><text:bookmark text:name="LC30"/><text:s text:c="2"/><text:span text:style-name="T3">- ls -la ..</text:span></text:p>
      <text:p text:style-name="P27"><text:bookmark text:name="LC31"/><text:s text:c="2"/><text:span text:style-name="T3">- chmod +x prepopulate.py</text:span></text:p>
      <text:p text:style-name="P27"><text:bookmark text:name="LC32"/><text:s text:c="2"/><text:span text:style-name="T3">- chmod +x main.py</text:span></text:p>
      <text:p text:style-name="P27"><text:bookmark text:name="LC33"/><text:s text:c="2"/><text:span text:style-name="T3">- python3 ./prepopulate.py</text:span></text:p>
      <text:p text:style-name="P27"><text:bookmark text:name="LC34"/><text:s text:c="2"/></text:p>
      <text:p text:style-name="P25"><text:bookmark text:name="LC35"/>test:</text:p>
      <text:p text:style-name="P27"><text:bookmark text:name="LC36"/><text:s text:c="2"/><text:span text:style-name="T3">script:</text:span></text:p>
      <text:p text:style-name="P33"><text:bookmark text:name="LC37"/><text:s text:c="4"/><text:span text:style-name="T3">- pytest</text:span><text:bookmark-end text:name="__DdeLink__105_2434066851"/></text:p>
      <text:p text:style-name="P3"/>
      <text:p text:style-name="P5"><text:span text:style-name="T7">Note:</text:span></text:p>
      <text:p text:style-name="P5">- gitlab cache decreases the time it takes for your pipelines to run by caching previous dependency installations.</text:p>
      <text:p text:style-name="P5">- This is (maybe) important because our group is limited to 2000 ci minutes per month.</text:p>
      <text:p text:style-name="P5">- Your test must succeed in order for packages to be cached by git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22:12:12.199088313</meta:creation-date>
    <dc:date>2020-02-14T09:27:29.261662110</dc:date>
    <meta:editing-duration>PT14M26S</meta:editing-duration>
    <meta:editing-cycles>5</meta:editing-cycles>
    <meta:generator>LibreOffice/6.0.7.3$Linux_X86_64 LibreOffice_project/00m0$Build-3</meta:generator>
    <meta:document-statistic meta:table-count="0" meta:image-count="0" meta:object-count="0" meta:page-count="3" meta:paragraph-count="86" meta:word-count="499" meta:character-count="3417" meta:non-whitespace-character-count="2842"/>
  </office:meta>
</office:document-meta>
</file>